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5.749cm"/>
    </style:style>
    <style:style style:name="co4" style:family="table-column">
      <style:table-column-properties fo:break-before="auto" style:column-width="3.022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Tabelle2">
      <style:table-properties table:display="true" style:writing-mode="lr-tb"/>
    </style:style>
    <style:style style:name="ta2" style:family="table" style:master-page-name="PageStyle_5f_Tabelle3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 office:value-type="string" calcext:value-type="string">
            <text:p>Quelle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coscur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ay Pot 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bjearwicke</text:p>
          </table:table-cell>
          <table:table-cell table:style-name="ce3" office:value-type="string" calcext:value-type="string">
            <text:p>Ben Earwicker, Garrison Photography, Boise, ID. <text:a xlink:href="http://www.garrisonphoto.org/" xlink:type="simple">www.garrisonphoto.org</text:a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n 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gnposting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avem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milan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yb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velodesig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ural brick cottag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pine church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ivanmar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B slumping over in sadness</text:p>
          </table:table-cell>
          <table:table-cell office:value-type="string" calcext:value-type="string">
            <text:p>msoo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Boy's green ey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-O-L-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ar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13de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instaubfilt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. B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uth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julia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ng &amp; al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änseblümch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.2</text:p>
          </table:table-cell>
          <table:table-cell office:value-type="string" calcext:value-type="string">
            <text:p>Bi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mbardierkäfer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Patrick Coin</text:p>
          </table:table-cell>
          <table:table-cell/>
          <table:table-cell table:style-name="ce4" office:value-type="string" calcext:value-type="string">
            <text:p>cc-by-sa-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onisches Kapitel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Ad Meskens</text:p>
          </table:table-cell>
          <table:table-cell/>
          <table:table-cell table:style-name="ce4" office:value-type="string" calcext:value-type="string">
            <text:p>cc-by-sa-3.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està, Altarretabel des Sieneser Doms, Vorderseite, Predella mit Szenen aus der Kindheit Jesu und Propheten, Szene: Prophet Hosea</text:p>
          </table:table-cell>
          <table:table-cell office:value-type="string" calcext:value-type="string">
            <text:p>Wikimedia Commons / The Yorck Project: 10.000 Meisterwerke der Malerei. DVD-ROM, 2002. ISBN 3936122202. Distributed by DIRECTMEDIA Publishing GmbH.</text:p>
          </table:table-cell>
          <table:table-cell office:value-type="string" calcext:value-type="string">
            <text:p>Duccio di Buoninsegna</text:p>
          </table:table-cell>
          <table:table-cell/>
          <table:table-cell table:style-name="ce4" office:value-type="string" calcext:value-type="string">
            <text:p>Reproduction © The Yorck Project / Zenodot Verlagsgesellschaft mbH (GNU FDL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lialkirche zur Schmerzhaften Muttergottes, Alberskirch, Ortschaft Taldorf, Stadt Ravensburg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Andreas Praefcke</text:p>
          </table:table-cell>
          <table:table-cell/>
          <table:table-cell table:style-name="ce4" office:value-type="string" calcext:value-type="string">
            <text:p>GNU FDL 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rz</text:p>
          </table:table-cell>
          <table:table-cell office:value-type="string" calcext:value-type="string">
            <text:p>clker.com</text:p>
          </table:table-cell>
          <table:table-cell office:value-type="string" calcext:value-type="string">
            <text:p>O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nut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nazreth</text:p>
          </table:table-cell>
          <table:table-cell office:value-type="float" office:value="1023027" calcext:value-type="float">
            <text:p>10230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Satellite Dish Ico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raud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orld Globe Ico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hokun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ubilee crown blue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277949025 (Wolke)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horse50" xlink:type="simple">horse50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4</text:p>
          </table:table-cell>
          <table:table-cell table:style-name="ce3" office:value-type="string" calcext:value-type="string">
            <text:p>Shepherd &amp; Suffolk shee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tickyse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Father &amp; son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tlst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Golden crown of german kings 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hisks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ea candle at night 3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gorand1983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Screen Beans character with a question mark overhead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Schnee von gester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Je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ichstagsgebäude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Ronny Siegel</text:p>
          </table:table-cell>
          <table:table-cell/>
          <table:table-cell office:value-type="string" calcext:value-type="string">
            <text:p>cc-by-sa-3.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asilianisches Klassenzimm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erhard Prant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apanischer Garten Statu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By CollageAr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inosaal rot Lautsprecher Vorha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ainer Stur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jinCl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Fishing poles on a special occasio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ingercoon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r Traum vom Gold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horben Wenger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ühbirn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udolf ortner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Japanese sword katana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rdinel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dbro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iepmann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b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Lichtkunst.7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agel auf den Kopf treffen-6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ainer Stur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Schriftrol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ieterman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rtin Luther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Lucas Cranach d. Ä., 15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rbrannte Thorarol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ieter Schüt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Isolated Trumpe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damo_47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salms Scroll</text:p>
          </table:table-cell>
          <table:table-cell office:value-type="string" calcext:value-type="string">
            <text:p>Wikimedia Commons</text:p>
          </table:table-cell>
          <table:table-cell office:value-type="string" calcext:value-type="string">
            <text:p>Library of Congress / Israel Antiquities Authority / Public Dom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Screen Bean at desk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k po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safe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Bücher der Bibel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Inhalte der Torah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9</text:p>
          </table:table-cell>
          <table:table-cell table:style-name="ce3" office:value-type="string" calcext:value-type="string">
            <text:p>Screen Beans character pointing to one side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0</text:p>
          </table:table-cell>
          <table:table-cell office:value-type="string" calcext:value-type="string">
            <text:p>Jubilee crown blue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<text:a xlink:href="http://openclipart.org/user-detail/mr_johnnyp" xlink:type="simple">mr_johnnyp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rist on the cros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lhouette of a ma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iftar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11</text:p>
          </table:table-cell>
          <table:table-cell office:value-type="string" calcext:value-type="string">
            <text:p>Missionsreisen des Paulus</text:p>
          </table:table-cell>
          <table:table-cell office:value-type="string" calcext:value-type="string">
            <text:p>Wikimedia Commons</text:p>
          </table:table-cell>
          <table:table-cell table:style-name="ce3" office:value-type="string" calcext:value-type="string">
            <text:p>Janz</text:p>
          </table:table-cell>
          <table:table-cell/>
          <table:table-cell office:value-type="string" calcext:value-type="string">
            <text:p>cc-by-sa-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2</text:p>
          </table:table-cell>
          <table:table-cell office:value-type="string" calcext:value-type="string">
            <text:p>Screen Bean at desk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3</text:p>
          </table:table-cell>
          <table:table-cell office:value-type="string" calcext:value-type="string">
            <text:p>Jesus Christ Free Vector Clip Art</text:p>
          </table:table-cell>
          <table:table-cell office:value-type="string" calcext:value-type="string">
            <text:p>vectorsdaily.co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rtoon Thought Bubbl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purz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.14</text:p>
          </table:table-cell>
          <table:table-cell office:value-type="string" calcext:value-type="string">
            <text:p>Laguiole 7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.r.wag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nnengereifte Frücht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gieconsciou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aschenlamp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dreas Morlo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ot 19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.r.wag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fon Ico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Osman Zölln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C.S.Lewis</text:p>
          </table:table-cell>
          <table:table-cell office:value-type="string" calcext:value-type="string">
            <text:p>Wikimedia Common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rt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Hans-Jakob Wein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inreb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ila.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rbog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<text:a xlink:href="http://www.rudis-fotoseite.de/" xlink:type="simple">www.rudis-fotoseite.de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dbro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iepmann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gweis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ilmann Jör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ühbirn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udolf ortn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pty tomb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sherrilee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Christ on the cros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Empty tomb</text:p>
          </table:table-cell>
          <table:table-cell office:value-type="string" calcext:value-type="string">
            <text:p>Photobucket</text:p>
          </table:table-cell>
          <table:table-cell office:value-type="string" calcext:value-type="string">
            <text:p>Emiliano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man soldier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TomBroug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d Wax Sea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adgetsco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mbstone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oup silhouett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peculat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tectiv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DooF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own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Franck Douc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Lock 2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cahdeque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range lifesaver 2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uro coins textur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ew York Brooklyn Bridg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pinzi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Alle Bilder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Screen Beans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Brot und Wei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Jakob Erhardt / c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Ghost, Classica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eriousTu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ying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liesi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terfal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Exl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x Sea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ome_b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i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Pawel_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Sue Chast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ne Grap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OeuilDeN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Thumbs Dow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dagobert83+qubodu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ve</text:p>
          </table:table-cell>
          <table:table-cell office:value-type="string" calcext:value-type="string">
            <text:p>GraphicSoft</text:p>
          </table:table-cell>
          <table:table-cell office:value-type="string" calcext:value-type="string">
            <text:p>Sue Chastai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Car Accident</text:p>
          </table:table-cell>
          <table:table-cell office:value-type="string" calcext:value-type="string">
            <text:p>Openclipart</text:p>
          </table:table-cell>
          <table:table-cell table:style-name="ce3" office:value-type="string" calcext:value-type="string">
            <text:p>Matthias Van Woense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re – Monochrom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Urs Roes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xeolhad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een present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ecretlond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Swiss style speaker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And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crophone symbo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Soeb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lefonhörer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ike / c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unch wra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jaroa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rk Sunset 4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ave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trufsäul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ik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olksmission Gebäude</text:p>
          </table:table-cell>
          <table:table-cell/>
          <table:table-cell office:value-type="string" calcext:value-type="string">
            <text:p>Christoph Fisc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rugs Pills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zomb_kil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Kleingruppenlogo</text:p>
          </table:table-cell>
          <table:table-cell/>
          <table:table-cell office:value-type="string" calcext:value-type="string">
            <text:p>© Volksmission Freudenstad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Verspätu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olfgang Dirscher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.5</text:p>
          </table:table-cell>
          <table:table-cell office:value-type="string" calcext:value-type="string">
            <text:p>UK Traffic Signals 001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listairG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</text:p>
          </table:table-cell>
          <table:table-cell office:value-type="string" calcext:value-type="string">
            <text:p>Grave, R.I.P.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inky20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8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1</text:p>
          </table:table-cell>
          <table:table-cell office:value-type="string" calcext:value-type="string">
            <text:p>Wahrsagen mit Spaßfaktor!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tefan Bay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2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aob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artoon Glob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unanau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ossy Glob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free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3</text:p>
          </table:table-cell>
          <table:table-cell office:value-type="string" calcext:value-type="string">
            <text:p>Feuerwirb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ar.in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mento Mori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freetrad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cked up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babysber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ame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wildchie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IP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cyberscoo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1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global qui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rub with trumpet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vil head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johnny_automat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1</text:p>
          </table:table-cell>
          <table:table-cell office:value-type="string" calcext:value-type="string">
            <text:p>Malerwerkzeu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Birgit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itlicher Kronkork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stummi12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ing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TonyHegewal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 2012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olfgang Dirscher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leingeld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GG-Berlin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Mercedes Benz Kühlerster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lexander Dreh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2</text:p>
          </table:table-cell>
          <table:table-cell office:value-type="string" calcext:value-type="string">
            <text:p>Weizen – Nahrungsgrundlag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M. Grossman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reidefeld 6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lexander Dre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Bean</text:p>
          </table:table-cell>
          <table:table-cell office:value-type="string" calcext:value-type="string">
            <text:p>Msoo</text:p>
          </table:table-cell>
          <table:table-cell office:value-type="string" calcext:value-type="string">
            <text:p>A Bit Better Corpora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1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4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presquesag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stelspaß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D.Gast/c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ilderrahm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Erika Grazili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op-schild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Viktor Mildenber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5</text:p>
          </table:table-cell>
          <table:table-cell office:value-type="string" calcext:value-type="string">
            <text:p>Speech bubbl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pascallapal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rspätung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Wolfgang Dirscher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rz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Petra Hegewal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meinsam den Sonnenuntergang genießen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angieconsciou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Eva Ru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1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Benjamin Kla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1</text:p>
          </table:table-cell>
          <table:table-cell office:value-type="string" calcext:value-type="string">
            <text:p>Verona, Castelvecchio 1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Rolf Handk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hlhelm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pepspro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night on a hors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kamila_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ntique weapons 3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nlol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nightly helmet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salss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hield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isa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astle wall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icekitty3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uro coins texture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Ayla8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punzel als Barbie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Xenia Kehn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utoschlüssel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Chris Bec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ain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onstar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voyeg3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cherheit</text:p>
          </table:table-cell>
          <table:table-cell office:value-type="string" calcext:value-type="string">
            <text:p>Pixelio</text:p>
          </table:table-cell>
          <table:table-cell office:value-type="string" calcext:value-type="string">
            <text:p>Bernd Kas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1</text:p>
          </table:table-cell>
          <table:table-cell office:value-type="string" calcext:value-type="string">
            <text:p>saltcellar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pip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ing Yang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manio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lah (green)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iftar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4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3</text:p>
          </table:table-cell>
          <table:table-cell office:value-type="string" calcext:value-type="string">
            <text:p>Praying hands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orenzo Lueng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4</text:p>
          </table:table-cell>
          <table:table-cell office:value-type="string" calcext:value-type="string">
            <text:p>Cartoon Globe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lunanaut</text:p>
          </table:table-cell>
          <table:table-cell table:number-columns-repeated="1020"/>
        </table:table-row>
        <table:table-row table:style-name="ro2" table:number-rows-repeated="10483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Lohit Hind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.00.0000</text:date>, <text:time style:data-style-name="N2" text:time-value="0000-00-00T00:00:03.03440457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3-09-25T17:44:09.462660605</dc:date>
    <meta:editing-duration>P3DT2H44M31S</meta:editing-duration>
    <meta:generator>LibreOffice/4.1.1.2$Linux_X86_64 LibreOffice_project/410m0$Build-2</meta:generator>
    <meta:editing-cycles>116</meta:editing-cycles>
    <meta:document-statistic meta:table-count="2" meta:cell-count="585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